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ca4b9" officeooo:paragraph-rsid="000ca4b9"/>
    </style:style>
    <style:style style:name="P2" style:family="paragraph" style:parent-style-name="Standard">
      <style:text-properties officeooo:rsid="000ca4b9" officeooo:paragraph-rsid="000e6101"/>
    </style:style>
    <style:style style:name="T1" style:family="text">
      <style:text-properties officeooo:rsid="000e6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Начало</text:p>
      <text:p text:style-name="P1">2. Положить N = -17</text:p>
      <text:p text:style-name="P1">3. Положить M = 0377</text:p>
      <text:p text:style-name="P1">4. Положить N = N and M</text:p>
      <text:p text:style-name="P1">5. Положить M = 0125</text:p>
      <text:p text:style-name="P1">6. Положить N = N xor M</text:p>
      <text:p text:style-name="P1"><text:span text:style-name="T1">7</text:span>. Если N and 0200</text:p>
      <text:p text:style-name="P1"><text:s text:c="4"/>то</text:p>
      <text:p text:style-name="P1"><text:s text:c="4"/><text:span text:style-name="T1">7</text:span>.1 Положить M = 037777777400</text:p>
      <text:p text:style-name="P1"><text:s text:c="4"/><text:span text:style-name="T1">7</text:span>.2 Положить N = N ^ M</text:p>
      <text:p text:style-name="P2"><text:span text:style-name="T1">8</text:span>. Вывести значение переменной N</text:p>
      <text:p text:style-name="P2"><text:span text:style-name="T1">9</text:span>. Конец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0-22T16:04:43.791775306</meta:creation-date>
    <dc:date>2023-10-22T16:32:03.819054226</dc:date>
    <dc:creator>Artem Pichugin</dc:creator>
    <meta:editing-duration>PT27M20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12" meta:word-count="56" meta:character-count="237" meta:non-whitespace-character-count="181"/>
  </office:meta>
</office:document-meta>
</file>